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85cm" fo:min-width="3.4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2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none" draw:fill-color="#ffffff"/>
      <style:text-properties fo:color="#800000" fo:font-size="9pt" style:font-size-asian="9pt" style:font-size-complex="9pt"/>
    </style:style>
    <style:style style:name="T1" style:family="text">
      <style:text-properties fo:color="#8000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2.2cm" svg:x="0.1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0.1cm" svg:y1="0.1cm" svg:x2="1.7cm" svg:y2="1.5cm">
          <text:p/>
        </draw:line>
        <draw:line draw:style-name="gr2" draw:text-style-name="P2" draw:layer="layout" svg:x1="2.5cm" svg:y1="1.5cm" svg:x2="4.1cm" svg:y2="0.1cm">
          <text:p/>
        </draw:line>
        <draw:path draw:style-name="gr2" draw:text-style-name="P2" draw:layer="layout" svg:width="0.565cm" svg:height="0.565cm" draw:transform="rotate (-0.785398163397449) translate (2.1cm 1.1cm)" svg:viewBox="0 0 566 566" svg:d="M0 566c566 0 566-566 566-566">
          <text:p/>
        </draw:path>
        <draw:line draw:style-name="gr2" draw:text-style-name="P2" draw:layer="layout" svg:x1="0.1cm" svg:y1="2.3cm" svg:x2="1.3cm" svg:y2="1.2cm">
          <text:p/>
        </draw:line>
        <draw:line draw:style-name="gr2" draw:text-style-name="P2" draw:layer="layout" svg:x1="2.9cm" svg:y1="1.2cm" svg:x2="4.1cm" svg:y2="2.3cm">
          <text:p/>
        </draw:line>
        <draw:custom-shape draw:style-name="gr3" draw:text-style-name="P3" draw:layer="layout" svg:width="0.6cm" svg:height="0.6cm" svg:x="1.8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925cm" svg:height="0.607cm" svg:x="1.675cm" svg:y="1.493cm">
          <draw:text-box>
            <text:p><text:span text:style-name="T1">X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2cm" fo:page-height="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13:18:48.457667649</meta:creation-date>
    <dc:date>2018-05-06T00:07:47.959263398</dc:date>
    <meta:editing-duration>PT4H39M49S</meta:editing-duration>
    <meta:editing-cycles>11</meta:editing-cycles>
    <meta:generator>LibreOffice/5.1.6.2$Linux_X86_64 LibreOffice_project/10m0$Build-2</meta:generator>
    <meta:document-statistic meta:object-count="8"/>
  </office:meta>
</office:document-meta>
</file>